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BE0000060EC405C1BFEC614221.png" manifest:media-type="image/png"/>
  <manifest:file-entry manifest:full-path="Pictures/100002010000057C000005FE74E0F74FF4ADBB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ource Sans Pro1" svg:font-family="'Source Sans Pro', 'Segoe UI'"/>
    <style:font-face style:name="F" svg:font-family="" style:font-family-generic="roman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Source Sans Pro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5.7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1.379cm" fo:padding-top="0cm" fo:padding-bottom="0cm" fo:padding-left="0cm" fo:padding-r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4.06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2.0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Source Sans Pro1" fo:font-size="24pt" style:letter-kerning="true" style:font-name-asian="Noto Sans CJK SC" style:font-size-asian="24pt" style:font-name-complex="Source Sans Pro1" style:font-size-complex="2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9" style:family="paragraph">
      <style:text-properties fo:color="#202122" style:font-size-complex="22pt"/>
    </style:style>
    <style:style style:name="P10" style:family="paragraph">
      <style:text-properties fo:color="#202122"/>
    </style:style>
    <style:style style:name="P11" style:family="paragraph">
      <style:text-properties fo:color="#202122" style:font-size-asian="22pt"/>
    </style:style>
    <style:style style:name="P12" style:family="paragraph">
      <loext:graphic-properties draw:fill="none"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0000" style:font-name="Source Sans Pro1" fo:font-size="24pt" style:letter-kerning="true" style:font-name-asian="Noto Sans CJK SC" style:font-size-asian="24pt" style:font-name-complex="Source Sans Pro1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fo:color="#202122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02122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02122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02122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6.096cm" svg:x="3.286cm" svg:y="3.54cm">
          <draw:text-box>
            <text:p text:style-name="P1"><text:span text:style-name="T1">工具展示</text:span></text:p>
          </draw:text-box>
        </draw:frame>
        <draw:frame draw:style-name="gr2" draw:text-style-name="P4" draw:layer="layout" svg:width="17.603cm" svg:height="16.015cm" svg:x="2.066cm" svg:y="12.557cm">
          <draw:text-box>
            <text:p><text:span text:style-name="T2">1 <text:s/></text:span><text:span text:style-name="T2">更新地圖</text:span><text:span text:style-name="T2">api</text:span><text:span text:style-name="T2">；</text:span></text:p>
            <text:p><text:span text:style-name="T2">2 <text:s/></text:span><text:span text:style-name="T2">完成數據庫增</text:span><text:span text:style-name="T2">刪查功能；</text:span></text:p>
            <text:p text:style-name="P3"><text:span text:style-name="T2">3 <text:s/></text:span><text:span text:style-name="T2">打包；</text:span></text:p>
            <text:p text:style-name="P3"><text:span text:style-name="T2">4 <text:s/></text:span><text:span text:style-name="T2">其他；</text:span></text:p>
            <text:p><text:span text:style-name="T2"/></text:p>
          </draw:text-box>
        </draw:frame>
      </draw:page>
      <draw:page draw:name="page2" draw:style-name="dp1" draw:master-page-name="Default">
        <draw:frame draw:style-name="gr3" draw:text-style-name="P6" draw:layer="layout" svg:width="15.113cm" svg:height="4.191cm" svg:x="2.397cm" svg:y="3.032cm">
          <draw:text-box>
            <text:p text:style-name="P5"><text:span text:style-name="T2">地圖</text:span><text:span text:style-name="T2">api</text:span></text:p>
          </draw:text-box>
        </draw:frame>
        <draw:frame draw:style-name="gr4" draw:text-style-name="P7" draw:layer="layout" svg:width="16.256cm" svg:height="21.379cm" svg:x="2.016cm" svg:y="8.069cm">
          <draw:text-box>
            <text:p><text:span text:style-name="T3"/></text:p>
            <text:p><text:span text:style-name="T3"/></text:p>
          </draw:text-box>
        </draw:frame>
        <draw:frame draw:style-name="gr5" draw:text-style-name="P1" draw:layer="layout" svg:width="18.999cm" svg:height="10.414cm" svg:x="1.001cm" svg:y="6.715cm">
          <draw:image xlink:href="Pictures/100002010000057C000005FE74E0F74FF4ADBBE7.png" xlink:type="simple" xlink:show="embed" xlink:actuate="onLoad" loext:mime-type="image/png">
            <text:p/>
          </draw:image>
        </draw:frame>
        <draw:frame draw:style-name="gr5" draw:text-style-name="P1" draw:layer="layout" svg:width="18.999cm" svg:height="11.391cm" svg:x="1cm" svg:y="17.309cm">
          <draw:image xlink:href="Pictures/10000201000005BE0000060EC405C1BFEC61422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6" draw:text-style-name="P8" draw:layer="layout" svg:width="15.113cm" svg:height="4.191cm" svg:x="2.524cm" svg:y="3.159cm">
          <draw:text-box>
            <text:p text:style-name="P5"><text:span text:style-name="T2">打包</text:span></text:p>
          </draw:text-box>
        </draw:frame>
        <draw:frame draw:style-name="gr7" draw:text-style-name="P12" draw:layer="layout" svg:width="16.383cm" svg:height="14.315cm" svg:x="3.413cm" svg:y="9.799cm">
          <draw:text-box>
            <text:p><text:span text:style-name="T4">1 </text:span><text:span text:style-name="T5">開發環境與部署環境不同：</text:span></text:p>
            <text:p text:style-name="P9"><text:span text:style-name="T5">解決方案：</text:span></text:p>
            <text:p text:style-name="P10"><text:span text:style-name="T5">方案</text:span><text:span text:style-name="T6">1</text:span><text:span text:style-name="T5">：部署環境升級相關的套件；</text:span></text:p>
            <text:p text:style-name="P10"><text:span text:style-name="T5">缺點：部署電腦有很多台的話，不可能一一更新，也怕更新之後，其他的軟體出問題；</text:span></text:p>
            <text:p text:style-name="P10"><text:span text:style-name="T5">方案</text:span><text:span text:style-name="T6">2</text:span><text:span text:style-name="T5">：在相同的環境重新打包；這時候，通常會用到虛擬機進行打包；</text:span></text:p>
            <text:p text:style-name="P10"><text:span text:style-name="T7"/></text:p>
            <text:p text:style-name="P10"><text:span text:style-name="T5">2 </text:span><text:span text:style-name="T5">虛擬機安裝</text:span><text:span text:style-name="T8">：</text:span></text:p>
            <text:p text:style-name="P11"><text:span text:style-name="T5">共享文件：</text:span><text:span text:style-name="T5">virtualbox shared file</text:span><text:span text:style-name="T5">；</text:span></text:p>
            <text:p text:style-name="P11"><text:span text:style-name="T5">編譯和打包環境的建制；</text:span></text:p>
            <text:p text:style-name="P11"><text:span text:style-name="T7"/></text:p>
            <text:p/>
            <text:p/>
          </draw:text-box>
        </draw:frame>
      </draw:page>
      <draw:page draw:name="page4" draw:style-name="dp1" draw:master-page-name="Default">
        <draw:frame draw:style-name="gr8" draw:text-style-name="P8" draw:layer="layout" svg:width="15.113cm" svg:height="4.191cm" svg:x="2.524cm" svg:y="3.159cm">
          <draw:text-box>
            <text:p text:style-name="P5"><text:span text:style-name="T2">其他</text:span></text:p>
          </draw:text-box>
        </draw:frame>
        <draw:frame draw:style-name="gr9" draw:text-style-name="P12" draw:layer="layout" svg:width="16.256cm" svg:height="12.285cm" svg:x="3.413cm" svg:y="11.541cm">
          <draw:text-box>
            <text:p><text:span text:style-name="T4">1 </text:span><text:span text:style-name="T4">新增說明文檔；</text:span></text:p>
            <text:p><text:span text:style-name="T4"/></text:p>
            <text:p><text:span text:style-name="T4">待處理：</text:span></text:p>
            <text:p><text:span text:style-name="T4">1 <text:s/>nfz</text:span><text:span text:style-name="T4">管理工具的優化，補充相關的開發文檔</text:span><text:span text:style-name="T5">；（</text:span><text:span text:style-name="T5">UI</text:span><text:span text:style-name="T5">需要適配螢幕大小）</text:span></text:p>
            <text:p text:style-name="P10"><text:span text:style-name="T7"/></text:p>
            <text:p text:style-name="P10"><text:span text:style-name="T5">2 <text:s/>3d</text:span><text:span text:style-name="T5">演示功能的串接；</text:span></text:p>
            <text:p text:style-name="P11"><text:span text:style-name="T7"/>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ource Sans Pro1" svg:font-family="'Source Sans Pro', 'Segoe UI'"/>
    <style:font-face style:name="F" svg:font-family="" style:font-family-generic="roman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Source Sans Pro" svg:font-family="'Source Sans Pro', 'Segoe U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Lohit Devanagari1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5-19T12:02:59.393417452</dc:date>
    <meta:editing-duration>P4DT13H23M20S</meta:editing-duration>
    <meta:editing-cycles>17</meta:editing-cycles>
    <meta:generator>LibreOffice/6.4.7.2$Linux_X86_64 LibreOffice_project/40$Build-2</meta:generator>
    <meta:document-statistic meta:object-count="10"/>
  </office:meta>
</office:document-meta>
</file>